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style-name="gr1" svg:width="6.2988in" svg:height="3.5429in" svg:x="9.0059in" svg:y="0.7059in">
            <draw:object draw:notify-on-update-of-ranges="Sheet1.H1:Sheet1.H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347222222222222">
            <text:p>0.0034722222</text:p>
          </table:table-cell>
          <table:table-cell table:formula="of:=COUNT([.G1:.G2])" office:value-type="float" office:value="2">
            <text:p>2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347222222222222">
            <text:p>0.0034722222</text:p>
          </table:table-cell>
          <table:table-cell table:formula="of:=COUNT([.G3:.G16])" office:value-type="float" office:value="14">
            <text:p>14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17:.G98])" office:value-type="float" office:value="82">
            <text:p>82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99:.G349])" office:value-type="float" office:value="251">
            <text:p>251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350:.G930])" office:value-type="float" office:value="581">
            <text:p>581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931:.G1848])" office:value-type="float" office:value="918">
            <text:p>918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1849:.G3014])" office:value-type="float" office:value="1166">
            <text:p>1166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3015:.G4037])" office:value-type="float" office:value="1023">
            <text:p>1023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4038:.G4653])" office:value-type="float" office:value="616">
            <text:p>616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4654:.G4905])" office:value-type="float" office:value="252">
            <text:p>252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4906:.G4983])" office:value-type="float" office:value="78">
            <text:p>78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4984:.G4997])" office:value-type="float" office:value="14">
            <text:p>14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4998:.G4999])" office:value-type="float" office:value="2">
            <text:p>2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 table:formula="of:=COUNT([.G5000])" office:value-type="float" office:value="1">
            <text:p>1</text:p>
          </table:table-cell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520833333333333">
            <text:p>0.005208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694444444444444">
            <text:p>0.006944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0868055555555556">
            <text:p>0.008680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04166666666667">
            <text:p>0.0104166667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21527777777778">
            <text:p>0.0121527778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38888888888889">
            <text:p>0.0138888889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5625">
            <text:p>0.015625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73611111111111">
            <text:p>0.0173611111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190972222222222">
            <text:p>0.0190972222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08333333333333">
            <text:p>0.0208333333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25694444444444">
            <text:p>0.0225694444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43055555555556">
            <text:p>0.024305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43055555555556">
            <text:p>0.0243055556</text:p>
          </table:table-cell>
          <table:table-cell/>
        </table:table-row>
        <table:table-row table:style-name="ro1">
          <table:table-cell office:value-type="string">
            <text:p>Cosine: </text:p>
          </table:table-cell>
          <table:table-cell office:value-type="string">
            <text:p>NaN</text:p>
          </table:table-cell>
          <table:table-cell table:number-columns-repeated="3"/>
          <table:table-cell office:value-type="string">
            <text:p>Overlap: </text:p>
          </table:table-cell>
          <table:table-cell office:value-type="float" office:value="0.0260416666666667">
            <text:p>0.0260416667</text:p>
          </table:table-cell>
          <table:table-cell/>
        </table:table-row>
      </table:table>
      <table:database-ranges>
        <table:database-range table:target-range-address="Sheet1.F1:Sheet1.G500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7/31/2012</text:date>, <text:time>17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31T17:05:21</dc:date>
    <dc:creator>Edward Pendergast</dc:creator>
    <meta:document-statistic meta:table-count="1" meta:cell-count="20014" meta:object-count="1"/>
    <meta:generator>LibreOffice/3.3$Uni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H1:Sheet1.H14" svg:x="0.77cm" svg:y="0.855cm" svg:width="14.59cm" svg:height="7.545cm">
          <chartooo:coordinate-region svg:x="1.762cm" svg:y="1.055cm" svg:width="13.598cm" svg:height="6.6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1:Sheet1.H14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H1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